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211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Bitstream Vera Sans Mono" style:text-underline-style="none"/>
    </style:style>
    <style:style style:name="ce10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8" table:number-rows-spanned="1">
            <text:p>AT&amp;T 3B1 MEMORY MAP (OVERVIEW)</text:p>
          </table:table-cell>
          <table:covered-table-cell/>
          <table:covered-table-cell table:style-name="ce4"/>
          <table:covered-table-cell table:number-columns-repeated="5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F FF FF</text:p>
          </table:table-cell>
          <table:table-cell table:style-name="ce5" office:value-type="string" table:number-columns-spanned="1" table:number-rows-spanned="8">
            <text:p>I/O REGISTERS</text:p>
            <text:p/>
            <text:p>SLOW, SVC</text:p>
          </table:table-cell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B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C0 00 00</text:p>
          </table:table-cell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BF FF FF</text:p>
          </table:table-cell>
          <table:table-cell table:style-name="ce5" office:value-type="string" table:number-columns-spanned="1" table:number-rows-spanned="8">
            <text:p>ROM MEMORY</text:p>
            <text:p/>
            <text:p>SLOW, SVC</text:p>
          </table:table-cell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Boot PROMs can be 2x 2764 or 2x 27128.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Total size = 16KiB or 32KiB respectively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If 16K ROM installed, data is repeated to make up 32K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80 00 00</text:p>
          </table:table-cell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5" office:value-type="string" table:number-columns-spanned="1" table:number-rows-spanned="8">
            <text:p>I/O REGISTERS</text:p>
            <text:p/>
            <text:p>FAST, SVC</text:p>
          </table:table-cell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A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5"/>
          <table:table-cell table:number-columns-repeated="5"/>
        </table:table-row>
        <table:table-row table:style-name="ro2">
          <table:table-cell/>
          <table:table-cell office:value-type="string">
            <text:p>3F FF FF</text:p>
          </table:table-cell>
          <table:table-cell table:style-name="ce5" office:value-type="string" table:number-columns-spanned="1" table:number-rows-spanned="8">
            <text:p>RAM MEMORY</text:p>
            <text:p/>
            <text:p>FAST, USER+SVC</text:p>
          </table:table-cell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512KiB minimum, 2MiB official maximum, 4MiB space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RAM starts at 0x00_00_00 and grows towards</text:p>
          </table:table-cell>
          <table:table-cell table:number-columns-repeated="3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0x3F_FF_FF.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5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Accesses 0x80_00_00 onwards if ROMLMAP = 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00 00 00</text:p>
          </table:table-cell>
          <table:covered-table-cell table:style-name="ce5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Loader Program Initial PC = 0x07_00_00 (near top of 512K base RAM)</text:p>
          </table:table-cell>
          <table:table-cell table:number-columns-repeated="6"/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O Regs 400000-7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8" table:number-rows-spanned="1">
            <text:p>AT&amp;T 3B1 MEMORY MAP (I/O REGISTERS A)</text:p>
          </table:table-cell>
          <table:covered-table-cell/>
          <table:covered-table-cell table:style-name="ce4"/>
          <table:covered-table-cell table:number-columns-repeated="5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style-name="ce3" office:value-type="string">
            <text:p>Function</text:p>
          </table:table-cell>
          <table:table-cell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 table:number-columns-repeated="2"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E 00 00</text:p>
          </table:table-cell>
          <table:table-cell table:style-name="ce7" office:value-type="string">
            <text:p>Disk Control Register (WR)</text:p>
          </table:table-cell>
          <table:table-cell/>
          <table:table-cell table:style-name="ce9" office:value-type="string" table:number-columns-spanned="2" table:number-rows-spanned="1">
            <text:p>2-4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D XX XX</text:p>
          </table:table-cell>
          <table:table-cell table:style-name="ce7" office:value-type="string">
            <text:p>DMA Address Count Register Selection</text:p>
          </table:table-cell>
          <table:table-cell/>
          <table:table-cell table:style-name="ce9" office:value-type="string" table:number-columns-spanned="2" table:number-rows-spanned="1">
            <text:p>2-55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C 00 00</text:p>
          </table:table-cell>
          <table:table-cell table:style-name="ce7" office:value-type="string">
            <text:p>Clear-status, register</text:p>
          </table:table-cell>
          <table:table-cell/>
          <table:table-cell table:style-name="ce9" office:value-type="string" table:number-columns-spanned="2" table:number-rows-spanned="1">
            <text:p>2-33</text:p>
          </table:table-cell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A 00 00</text:p>
          </table:table-cell>
          <table:table-cell table:style-name="ce7" office:value-type="string">
            <text:p>Miscellaneous Control Register</text:p>
          </table:table-cell>
          <table:table-cell/>
          <table:table-cell table:style-name="ce9" office:value-type="string" table:number-columns-spanned="2" table:number-rows-spanned="1">
            <text:p>2-37, 2-47</text:p>
          </table:table-cell>
          <table:covered-table-cell table:style-name="ce10"/>
          <table:table-cell office:value-type="string">
            <text:p>also Line Printer Status Reg? See 2-48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70 00</text:p>
          </table:table-cell>
          <table:table-cell table:style-name="ce7" office:value-type="string">
            <text:p>Telephony control: L2 A-LEAD</text:p>
          </table:table-cell>
          <table:table-cell/>
          <table:table-cell table:style-name="ce9" office:value-type="string" table:number-columns-spanned="2" table:number-rows-spanned="8">
            <text:p>2-89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60 00</text:p>
          </table:table-cell>
          <table:table-cell table:style-name="ce7" office:value-type="string">
            <text:p>Telephony control: L1 A-LEAD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50 00</text:p>
          </table:table-cell>
          <table:table-cell table:style-name="ce7" office:value-type="string">
            <text:p>Telephony control: L2 HOLD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40 00</text:p>
          </table:table-cell>
          <table:table-cell table:style-name="ce7" office:value-type="string">
            <text:p>Telephony control: L1 HOLD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30 00</text:p>
          </table:table-cell>
          <table:table-cell table:style-name="ce7" office:value-type="string">
            <text:p>Telephony control: HOOK RELAY2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20 00</text:p>
          </table:table-cell>
          <table:table-cell table:style-name="ce7" office:value-type="string">
            <text:p>Telephony control: HOOK RELAY1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10 00</text:p>
          </table:table-cell>
          <table:table-cell table:style-name="ce7" office:value-type="string">
            <text:p>Telephony control: LINE SEL2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9 00 00</text:p>
          </table:table-cell>
          <table:table-cell table:style-name="ce7" office:value-type="string">
            <text:p>Telephony control: HDSET RELAY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6 00 00</text:p>
          </table:table-cell>
          <table:table-cell table:style-name="ce7" office:value-type="string">
            <text:p>Disk DMA Count Register</text:p>
          </table:table-cell>
          <table:table-cell/>
          <table:table-cell table:style-name="ce9" office:value-type="string" table:number-columns-spanned="2" table:number-rows-spanned="1">
            <text:p>2-5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5 00 00</text:p>
          </table:table-cell>
          <table:table-cell table:style-name="ce7" office:value-type="string">
            <text:p>Telephony Status Register (RD)</text:p>
          </table:table-cell>
          <table:table-cell/>
          <table:table-cell table:style-name="ce9" office:value-type="string" table:number-columns-spanned="2" table:number-rows-spanned="1">
            <text:p>2-90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4 00 00</text:p>
          </table:table-cell>
          <table:table-cell table:style-name="ce7" office:value-type="string">
            <text:p>Bus Status Register 1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3 00 00</text:p>
          </table:table-cell>
          <table:table-cell table:style-name="ce7" office:value-type="string">
            <text:p>Bus Status Register 0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2 7F FF</text:p>
          </table:table-cell>
          <table:table-cell table:style-name="ce7" office:value-type="string" table:number-columns-spanned="1" table:number-rows-spanned="7">
            <text:p>Video RAM</text:p>
          </table:table-cell>
          <table:table-cell/>
          <table:table-cell table:style-name="ce9" office:value-type="string" table:number-columns-spanned="2" table:number-rows-spanned="7">
            <text:p>2-78</text:p>
          </table:table-cell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Default"/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2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1 00 00</text:p>
          </table:table-cell>
          <table:table-cell table:style-name="ce7" office:value-type="string">
            <text:p>General Status Register (RD)</text:p>
          </table:table-cell>
          <table:table-cell/>
          <table:table-cell table:style-name="ce9" office:value-type="string" table:number-columns-spanned="2" table:number-rows-spanned="1">
            <text:p>2-33, 2-39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0 07 FF</text:p>
          </table:table-cell>
          <table:table-cell table:style-name="ce7" office:value-type="string" table:number-columns-spanned="1" table:number-rows-spanned="3">
            <text:p>Map RAM (memory mapper)</text:p>
          </table:table-cell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Default"/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 table:number-rows-repeated="10485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O Regs C00000-F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8" table:number-rows-spanned="1">
            <text:p>AT&amp;T 3B1 MEMORY MAP (I/O REGISTERS B)</text:p>
          </table:table-cell>
          <table:covered-table-cell/>
          <table:covered-table-cell table:style-name="ce4"/>
          <table:covered-table-cell table:number-columns-repeated="5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2"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 table:number-columns-repeated="2"/>
        </table:table-row>
        <table:table-row table:style-name="ro2">
          <table:table-cell/>
          <table:table-cell office:value-type="string">
            <text:p>FF FF FF</text:p>
          </table:table-cell>
          <table:table-cell table:number-columns-repeated="2"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A0 00</text:p>
          </table:table-cell>
          <table:table-cell table:style-name="ce7" office:value-type="string">
            <text:p>7201 transceiver status (RD)</text:p>
          </table:table-cell>
          <table:table-cell/>
          <table:table-cell table:style-name="ce9" office:value-type="string" table:number-columns-spanned="2" table:number-rows-spanned="3">
            <text:p>2-95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90 00</text:p>
          </table:table-cell>
          <table:table-cell table:style-name="ce7" office:value-type="string">
            <text:p>7201 transceiver control 2 (WR)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80 00</text:p>
          </table:table-cell>
          <table:table-cell table:style-name="ce7" office:value-type="string">
            <text:p>7201 transceiver control 1 (WR)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60 00</text:p>
          </table:table-cell>
          <table:table-cell table:style-name="ce7" office:value-type="string">
            <text:p>Modem: RD, SD control and chip test</text:p>
          </table:table-cell>
          <table:table-cell/>
          <table:table-cell table:style-name="ce9" office:value-type="string" table:number-columns-spanned="2" table:number-rows-spanned="5">
            <text:p>2-98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50 00</text:p>
          </table:table-cell>
          <table:table-cell table:style-name="ce7" office:value-type="string">
            <text:p>Modem: Options CCITT and disconnect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40 00</text:p>
          </table:table-cell>
          <table:table-cell table:style-name="ce7" office:value-type="string">
            <text:p>Modem: Options A/S and handshake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30 00</text:p>
          </table:table-cell>
          <table:table-cell table:style-name="ce7" office:value-type="string">
            <text:p>Modem: Relay and lamp drivers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6 00 00</text:p>
          </table:table-cell>
          <table:table-cell table:style-name="ce7" office:value-type="string">
            <text:p>Modem: Line control</text:p>
          </table:table-cell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5 00 06</text:p>
          </table:table-cell>
          <table:table-cell table:style-name="ce7" office:value-type="string" table:number-columns-spanned="1" table:number-rows-spanned="2">
            <text:p>7201 serial controller</text:p>
          </table:table-cell>
          <table:table-cell/>
          <table:table-cell table:style-name="ce9" office:value-type="string" table:number-columns-spanned="2" table:number-rows-spanned="2">
            <text:p>2-95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5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60 00</text:p>
          </table:table-cell>
          <table:table-cell table:style-name="ce7" office:value-type="string">
            <text:p>General Control: Dial network connect →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5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4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30 00</text:p>
          </table:table-cell>
          <table:table-cell table:style-name="ce7" office:value-type="string">
            <text:p>General Control: ROMLMAP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20 00</text:p>
          </table:table-cell>
          <table:table-cell table:style-name="ce7" office:value-type="string">
            <text:p>General Control: Bus Parity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10 00</text:p>
          </table:table-cell>
          <table:table-cell table:style-name="ce7" office:value-type="string">
            <text:p>General Control: Parity enable/dis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4 00 00</text:p>
          </table:table-cell>
          <table:table-cell table:style-name="ce7" office:value-type="string">
            <text:p>General Control: Error en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Default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1 00 06</text:p>
          </table:table-cell>
          <table:table-cell table:style-name="ce7" office:value-type="string" table:number-columns-spanned="1" table:number-rows-spanned="2">
            <text:p>WD2797 Floppy Disc Controller</text:p>
          </table:table-cell>
          <table:table-cell/>
          <table:table-cell table:style-name="ce9" office:value-type="string" table:number-columns-spanned="2" table:number-rows-spanned="2">
            <text:p>2-72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1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0 00 0E</text:p>
          </table:table-cell>
          <table:table-cell table:style-name="ce7" office:value-type="string" table:number-columns-spanned="1" table:number-rows-spanned="2">
            <text:p>WD1010 Hard Disc Controller</text:p>
          </table:table-cell>
          <table:table-cell/>
          <table:table-cell table:style-name="ce9" office:value-type="string" table:number-columns-spanned="2" table:number-rows-spanned="2">
            <text:p>2-52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E0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Default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>
          <table:table-cell/>
          <table:table-cell office:value-type="string">
            <text:p>C0 00 00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table:number-columns-repeated="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/11/2010</text:date>, <text:time>02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 Pemberton</meta:initial-creator>
    <meta:creation-date>2010-11-27T00:56:48</meta:creation-date>
    <dc:date>2010-11-27T02:59:27</dc:date>
    <dc:creator>Philip Pemberton</dc:creator>
    <meta:editing-duration>PT02H02M39S</meta:editing-duration>
    <meta:editing-cycles>48</meta:editing-cycles>
    <meta:generator>OpenOffice.org/3.2$Unix OpenOffice.org_project/320m19$Build-9505</meta:generator>
    <meta:document-statistic meta:table-count="3" meta:cell-count="135" meta:object-count="0"/>
  </office:meta>
</office:document-meta>
</file>